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6.495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11.705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806cm" table:align="margins" fo:background-color="transparent">
        <style:background-image/>
      </style:table-properties>
    </style:style>
    <style:style style:name="Table13.A" style:family="table-column">
      <style:table-column-properties style:column-width="8.403cm" style:rel-column-width="32767*"/>
    </style:style>
    <style:style style:name="Table13.B" style:family="table-column">
      <style:table-column-properties style:column-width="8.403cm" style:rel-column-width="32768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3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3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3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4" style:family="table-row">
      <style:table-row-properties style:min-row-height="2.143cm"/>
    </style:style>
    <style:style style:name="Table16.6" style:family="table-row">
      <style:table-row-properties style:min-row-height="1.967cm"/>
    </style:style>
    <style:style style:name="Table13" style:family="table">
      <style:table-properties style:width="16.806cm" table:align="margins" fo:background-color="transparent">
        <style:background-image/>
      </style:table-properties>
    </style:style>
    <style:style style:name="Table13.A" style:family="table-column">
      <style:table-column-properties style:column-width="8.403cm" style:rel-column-width="32767*"/>
    </style:style>
    <style:style style:name="Table13.B" style:family="table-column">
      <style:table-column-properties style:column-width="8.403cm" style:rel-column-width="32768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3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3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3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4" style:family="table-row">
      <style:table-row-properties style:min-row-height="2.143cm"/>
    </style:style>
    <style:style style:name="Table16.6" style:family="table-row">
      <style:table-row-properties style:min-row-height="1.967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7.197cm"/>
    </style:style>
    <style:style style:name="Table14.A1" style:family="table-cell">
      <style:table-cell-properties fo:padding="0.097cm" fo:border="0.05pt solid #ffffff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1" style:family="table-row">
      <style:table-row-properties style:min-row-height="6.694cm"/>
    </style:style>
    <style:style style:name="Table15.A1" style:family="table-cell">
      <style:table-cell-properties fo:padding="0.097cm" fo:border="0.05pt solid #ffffff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3.801cm" style:rel-column-width="14653*"/>
    </style:style>
    <style:style style:name="Table2.B" style:family="table-column">
      <style:table-column-properties style:column-width="13.199cm" style:rel-column-width="5088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5" style:family="table-cell">
      <style:table-cell-properties fo:padding="0.097cm" fo:border-left="0.05pt solid #000000" fo:border-right="none" fo:border-top="none" fo:border-bottom="0.05pt solid #000000"/>
    </style:style>
    <style:style style:name="Table2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6" style:family="table-cell">
      <style:table-cell-properties fo:padding="0.097cm" fo:border-left="0.05pt solid #000000" fo:border-right="none" fo:border-top="none" fo:border-bottom="0.05pt solid #000000"/>
    </style:style>
    <style:style style:name="Table2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3.521cm"/>
    </style:style>
    <style:style style:name="Table4.B" style:family="table-column">
      <style:table-column-properties style:column-width="3.522cm"/>
    </style:style>
    <style:style style:name="Table4.C" style:family="table-column">
      <style:table-column-properties style:column-width="2.912cm"/>
    </style:style>
    <style:style style:name="Table4.E" style:family="table-column">
      <style:table-column-properties style:column-width="4.1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2.8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13.20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B1" style:family="table-cell">
      <style:table-cell-properties fo:padding="0.097cm" fo:border="0.05pt solid #ffffff"/>
    </style:style>
    <style:style style:name="Table6.2" style:family="table-row">
      <style:table-row-properties style:min-row-height="0.676cm" fo:background-color="transparent">
        <style:background-image/>
      </style:table-row-properties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2" style:family="table">
      <style:table-properties style:width="17.013cm" fo:margin-left="0cm" table:align="left" fo:background-color="transparent">
        <style:background-image/>
      </style:table-properties>
    </style:style>
    <style:style style:name="Table12.A" style:family="table-column">
      <style:table-column-properties style:column-width="1.402cm"/>
    </style:style>
    <style:style style:name="Table12.B" style:family="table-column">
      <style:table-column-properties style:column-width="3.493cm"/>
    </style:style>
    <style:style style:name="Table12.C" style:family="table-column">
      <style:table-column-properties style:column-width="3.201cm"/>
    </style:style>
    <style:style style:name="Table12.D" style:family="table-column">
      <style:table-column-properties style:column-width="3.237cm"/>
    </style:style>
    <style:style style:name="Table12.E" style:family="table-column">
      <style:table-column-properties style:column-width="2.372cm"/>
    </style:style>
    <style:style style:name="Table12.F" style:family="table-column">
      <style:table-column-properties style:column-width="3.307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F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none" fo:border-top="none" fo:border-bottom="0.05pt solid #000000"/>
    </style:style>
    <style:style style:name="Table1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01cm" style:rel-column-width="19276*"/>
    </style:style>
    <style:style style:name="Table7.B" style:family="table-column">
      <style:table-column-properties style:column-width="12cm" style:rel-column-width="46259*"/>
    </style:style>
    <style:style style:name="Table7.1" style:family="table-row">
      <style:table-row-properties style:min-row-height="2.189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B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3" style:family="table-row">
      <style:table-row-properties style:min-row-height="2.212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.401cm" style:rel-column-width="13107*"/>
    </style:style>
    <style:style style:name="Tab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E1" style:family="table-cell">
      <style:table-cell-properties fo:background-color="#b2b2b2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1.111cm"/>
    </style:style>
    <style:style style:name="Table8.B" style:family="table-column">
      <style:table-column-properties style:column-width="2.487cm"/>
    </style:style>
    <style:style style:name="Table8.C" style:family="table-column">
      <style:table-column-properties style:column-width="1.614cm"/>
    </style:style>
    <style:style style:name="Table8.D" style:family="table-column">
      <style:table-column-properties style:column-width="2.09cm"/>
    </style:style>
    <style:style style:name="Table8.F" style:family="table-column">
      <style:table-column-properties style:column-width="1.94cm"/>
    </style:style>
    <style:style style:name="Table8.G" style:family="table-column">
      <style:table-column-properties style:column-width="1.764cm"/>
    </style:style>
    <style:style style:name="Table8.H" style:family="table-column">
      <style:table-column-properties style:column-width="2.196cm"/>
    </style:style>
    <style:style style:name="Table8.I" style:family="table-column">
      <style:table-column-properties style:column-width="1.72cm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none" fo:border-top="none" fo:border-bottom="0.05pt solid #000000"/>
    </style:style>
    <style:style style:name="Table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none" fo:border-top="none" fo:border-bottom="0.05pt solid #000000"/>
    </style:style>
    <style:style style:name="Table8.H3" style:family="table-cell">
      <style:table-cell-properties fo:padding="0.097cm" fo:border-left="0.05pt solid #000000" fo:border-right="none" fo:border-top="none" fo:border-bottom="0.05pt solid #000000"/>
    </style:style>
    <style:style style:name="Table8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013cm" fo:margin-left="0cm" table:align="left" fo:background-color="transparent">
        <style:background-image/>
      </style:table-properties>
    </style:style>
    <style:style style:name="Table10.A" style:family="table-column">
      <style:table-column-properties style:column-width="5.609cm"/>
    </style:style>
    <style:style style:name="Table10.B" style:family="table-column">
      <style:table-column-properties style:column-width="11.404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Table11" style:family="table">
      <style:table-properties style:width="17.013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4.207cm"/>
    </style:style>
    <style:style style:name="Table11.B" style:family="table-column">
      <style:table-column-properties style:column-width="12.806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ccccc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  <style:text-properties officeooo:paragraph-rsid="000ca860"/>
    </style:style>
    <style:style style:name="P2" style:family="paragraph" style:parent-style-name="Contents_20_Heading">
      <style:text-properties officeooo:paragraph-rsid="000ca860"/>
    </style:style>
    <style:style style:name="P3" style:family="paragraph" style:parent-style-name="Table_20_Contents">
      <style:text-properties officeooo:paragraph-rsid="000ca860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072c35" officeooo:paragraph-rsid="000ca86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f954e" officeooo:paragraph-rsid="000ca8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bold" officeooo:rsid="000f726a" officeooo:paragraph-rsid="000ca86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bold" officeooo:rsid="009d24a2" officeooo:paragraph-rsid="000ca86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594ad" officeooo:paragraph-rsid="000ca86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594ad" officeooo:paragraph-rsid="000ca860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.5pt" officeooo:rsid="000f726a" officeooo:paragraph-rsid="000ca860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.5pt" officeooo:paragraph-rsid="000ca860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.5pt" officeooo:rsid="00838f38" officeooo:paragraph-rsid="000ca860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.5pt" officeooo:rsid="000f954e" officeooo:paragraph-rsid="000ca860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.5pt" officeooo:rsid="000f954e" officeooo:paragraph-rsid="000ca860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.5pt" officeooo:rsid="0032b872" officeooo:paragraph-rsid="000ca86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.5pt" officeooo:rsid="00359ea0" officeooo:paragraph-rsid="000ca860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.5pt" officeooo:rsid="001594ad" officeooo:paragraph-rsid="000ca86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.5pt" officeooo:rsid="001594ad" officeooo:paragraph-rsid="000ca860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.5pt" officeooo:rsid="0037c71f" officeooo:paragraph-rsid="000ca86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.5pt" officeooo:rsid="003947f3" officeooo:paragraph-rsid="000ca860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.5pt" officeooo:rsid="00a36693" officeooo:paragraph-rsid="000ca860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.5pt" officeooo:rsid="00b11664" officeooo:paragraph-rsid="000ca86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.5pt" officeooo:rsid="0027d9ca" officeooo:paragraph-rsid="000ca86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.5pt" officeooo:rsid="00293a89" officeooo:paragraph-rsid="000ca86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.5pt" officeooo:rsid="004352ec" officeooo:paragraph-rsid="000ca860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.5pt" officeooo:rsid="004352ec" officeooo:paragraph-rsid="000ca86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.5pt" officeooo:rsid="00114c48" officeooo:paragraph-rsid="000ca860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.5pt" officeooo:rsid="004352ec" officeooo:paragraph-rsid="000ca860" style:font-size-asian="9.14999961853027pt" style:font-size-complex="10.5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0.5pt" style:text-underline-style="none" fo:font-weight="normal" officeooo:rsid="003a37c0" officeooo:paragraph-rsid="000e3208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0f726a" officeooo:paragraph-rsid="000ca860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rsid="004fb634" officeooo:paragraph-rsid="000ca86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4fb634" officeooo:paragraph-rsid="000ca860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551e4a" officeooo:paragraph-rsid="000ca86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072c35" officeooo:paragraph-rsid="000ca860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rsid="000f726a" officeooo:paragraph-rsid="000ca860"/>
    </style:style>
    <style:style style:name="P36" style:family="paragraph" style:parent-style-name="Standard">
      <style:paragraph-properties fo:text-align="start" style:justify-single-word="false"/>
      <style:text-properties officeooo:rsid="000f726a" officeooo:paragraph-rsid="000ca860"/>
    </style:style>
    <style:style style:name="P37" style:family="paragraph" style:parent-style-name="Standard">
      <style:paragraph-properties fo:text-align="center" style:justify-single-word="false"/>
      <style:text-properties fo:font-size="10.5pt" officeooo:rsid="00761a54" officeooo:paragraph-rsid="000ca860" style:font-size-asian="10.5pt" style:font-size-complex="10.5pt"/>
    </style:style>
    <style:style style:name="P38" style:family="paragraph" style:parent-style-name="Table_20_Contents">
      <style:paragraph-properties fo:text-align="start" style:justify-single-word="false"/>
      <style:text-properties fo:font-size="10.5pt" officeooo:rsid="00df6de6" officeooo:paragraph-rsid="000e3208" style:font-size-asian="10.5pt" style:font-size-complex="10.5pt"/>
    </style:style>
    <style:style style:name="P39" style:family="paragraph" style:parent-style-name="Table_20_Contents">
      <style:paragraph-properties fo:text-align="start" style:justify-single-word="false"/>
      <style:text-properties fo:font-size="10.5pt" officeooo:rsid="003a37c0" officeooo:paragraph-rsid="000e3208" style:font-size-asian="10.5pt" style:font-size-complex="10.5pt"/>
    </style:style>
    <style:style style:name="P4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3a37c0" officeooo:paragraph-rsid="000e3208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4fb634" officeooo:paragraph-rsid="000ca860"/>
    </style:style>
    <style:style style:name="P42" style:family="paragraph" style:parent-style-name="Table_20_Contents">
      <style:paragraph-properties fo:text-align="end" style:justify-single-word="false"/>
      <style:text-properties style:font-name="Times new Roman" fo:font-size="10.5pt" fo:font-weight="bold" officeooo:rsid="000f726a" officeooo:paragraph-rsid="000ca860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.5pt" officeooo:rsid="002b27c1" officeooo:paragraph-rsid="000ca860" style:font-size-asian="10.5pt" style:font-size-complex="10.5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0.5pt" officeooo:rsid="006a72e5" officeooo:paragraph-rsid="000ca860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0.5pt" officeooo:rsid="002ca383" officeooo:paragraph-rsid="000ca860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0.5pt" officeooo:rsid="002d8ca2" officeooo:paragraph-rsid="000ca860" style:font-size-asian="10.5pt" style:font-size-complex="10.5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.5pt" fo:font-weight="normal" officeooo:rsid="002b27c1" officeooo:paragraph-rsid="000ca860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officeooo:paragraph-rsid="000ca860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officeooo:paragraph-rsid="000ca860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333333" loext:opacity="100%" style:font-name="Times new Roman" fo:font-size="10pt" fo:letter-spacing="normal" fo:font-style="normal" fo:font-weight="bold" officeooo:rsid="0017431c" officeooo:paragraph-rsid="000ca860" style:font-size-asian="10pt" style:font-weight-asian="bold" style:font-size-complex="10pt" style:font-weight-complex="bold"/>
    </style:style>
    <style:style style:name="P51" style:family="paragraph" style:parent-style-name="Heading_20_4">
      <style:paragraph-properties fo:break-before="page"/>
      <style:text-properties fo:font-size="12pt" fo:font-style="normal" officeooo:paragraph-rsid="000ca860" style:font-size-asian="12pt" style:font-style-asian="normal" style:font-size-complex="12pt" style:font-style-complex="normal"/>
    </style:style>
    <style:style style:name="P52" style:family="paragraph" style:parent-style-name="Heading_20_4">
      <style:text-properties fo:font-size="12pt" fo:font-style="normal" officeooo:paragraph-rsid="000ca860" style:font-size-asian="12pt" style:font-style-asian="normal" style:font-size-complex="12pt" style:font-style-complex="normal"/>
    </style:style>
    <style:style style:name="P53" style:family="paragraph" style:parent-style-name="Heading_20_4">
      <style:text-properties fo:font-style="normal" officeooo:paragraph-rsid="000ca860" style:font-style-asian="normal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551e4a" style:font-size-asian="10.5pt" style:font-size-complex="10.5pt"/>
    </style:style>
    <style:style style:name="T3" style:family="text">
      <style:text-properties style:text-underline-style="none"/>
    </style:style>
    <style:style style:name="T4" style:family="text">
      <style:text-properties officeooo:rsid="0017431c"/>
    </style:style>
    <style:style style:name="T5" style:family="text">
      <style:text-properties fo:font-variant="normal" fo:text-transform="none" fo:color="#333333" loext:opacity="100%" fo:letter-spacing="normal" fo:font-style="normal" fo:font-weight="normal" officeooo:rsid="0017431c"/>
    </style:style>
    <style:style style:name="T6" style:family="text">
      <style:text-properties officeooo:rsid="0056daf2"/>
    </style:style>
    <style:style style:name="T7" style:family="text">
      <style:text-properties officeooo:rsid="001594ad"/>
    </style:style>
    <style:style style:name="T8" style:family="text">
      <style:text-properties officeooo:rsid="00b4efcd"/>
    </style:style>
    <style:style style:name="T9" style:family="text">
      <style:text-properties officeooo:rsid="003b2921"/>
    </style:style>
    <style:style style:name="T10" style:family="text">
      <style:text-properties officeooo:rsid="003d2898"/>
    </style:style>
    <style:style style:name="T11" style:family="text">
      <style:text-properties officeooo:rsid="003dd3c0"/>
    </style:style>
    <style:style style:name="T12" style:family="text">
      <style:text-properties officeooo:rsid="00293a89"/>
    </style:style>
    <style:style style:name="T13" style:family="text">
      <style:text-properties officeooo:rsid="00b5e4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ssurance Report</text:p>
      <text:p text:style-name="P35"/>
      <text:p text:style-name="P37">CONFIDENTIAL</text:p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42">Audit Report Name <text:s text:c="6"/>:</text:p>
                  <text:p text:style-name="P42"/>
                </table:table-cell>
                <table:table-cell table:style-name="Table13.B1" office:value-type="string">
                  <text:p text:style-name="P43"><text:s/>{d.report_name}</text:p>
                  <text:p text:style-name="P43"/>
                </table:table-cell>
              </table:table-row>
              <table:table-row table:style-name="Table13.1">
                <table:table-cell table:style-name="Table13.A2" office:value-type="string">
                  <text:p text:style-name="P42">Audit Period <text:s text:c="18"/>:</text:p>
                </table:table-cell>
                <table:table-cell table:style-name="Table13.B2" office:value-type="string">
                  <text:p text:style-name="P43"/>
                  <text:p text:style-name="P43"/>
                  <text:p text:style-name="P47"><text:s/>{d.audit_period}</text:p>
                  <text:p text:style-name="P47"/>
                  <text:p text:style-name="P43"/>
                </table:table-cell>
              </table:table-row>
            </table:table>
            <text:p text:style-name="P3"/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/>
            <text:p text:style-name="P3"/>
            <table:table table:name="Table16" table:style-name="Table16">
              <table:table-column table:style-name="Table16.A"/>
              <table:table-column table:style-name="Table16.B"/>
              <table:table-row table:style-name="TableLine153953536">
                <table:table-cell table:style-name="Table16.A1" office:value-type="string">
                  <text:p text:style-name="P42">Issue Date <text:s text:c="22"/>:</text:p>
                  <text:p text:style-name="P42"/>
                </table:table-cell>
                <table:table-cell table:style-name="Table16.B1" office:value-type="string">
                  <text:p text:style-name="P43"><text:s/>{d.issue_date}</text:p>
                  <text:p text:style-name="P43"/>
                </table:table-cell>
              </table:table-row>
              <table:table-row table:style-name="TableLine147678496">
                <table:table-cell table:style-name="Table16.A2" office:value-type="string">
                  <text:p text:style-name="P42">File No <text:s text:c="28"/>:</text:p>
                  <text:p text:style-name="P42"/>
                </table:table-cell>
                <table:table-cell table:style-name="Table16.B2" office:value-type="string">
                  <text:p text:style-name="P43"><text:s/>{d.file_no}</text:p>
                  <text:p text:style-name="P43"/>
                </table:table-cell>
              </table:table-row>
              <table:table-row table:style-name="TableLine136078848">
                <table:table-cell table:style-name="Table16.A2" office:value-type="string">
                  <text:p text:style-name="P42">Audit Client <text:s text:c="20"/>:</text:p>
                  <text:p text:style-name="P42"/>
                </table:table-cell>
                <table:table-cell table:style-name="Table16.B2" office:value-type="string">
                  <text:p text:style-name="P43"><text:s/>{d.client_desig}</text:p>
                </table:table-cell>
              </table:table-row>
              <table:table-row table:style-name="Table16.4">
                <table:table-cell table:style-name="Table16.A2" office:value-type="string">
                  <text:p text:style-name="P42"/>
                </table:table-cell>
                <table:table-cell table:style-name="Table16.B2" office:value-type="string">
                  <text:p text:style-name="P44">{d.client_add}</text:p>
                </table:table-cell>
              </table:table-row>
              <table:table-row table:style-name="TableLine147638352">
                <table:table-cell table:style-name="Table16.A2" office:value-type="string">
                  <text:p text:style-name="P42">Auditor <text:s text:c="28"/>:</text:p>
                  <text:p text:style-name="P42"/>
                </table:table-cell>
                <table:table-cell table:style-name="Table16.B2" office:value-type="string">
                  <text:p text:style-name="P43"><text:s/>{d.auditor_desig}</text:p>
                  <text:p text:style-name="P43"/>
                </table:table-cell>
              </table:table-row>
              <table:table-row table:style-name="Table16.6">
                <table:table-cell table:style-name="Table16.A2" office:value-type="string">
                  <text:p text:style-name="P42"/>
                </table:table-cell>
                <table:table-cell table:style-name="Table16.B2" office:value-type="string">
                  <text:p text:style-name="P44">{d.auditor_add}</text:p>
                </table:table-cell>
              </table:table-row>
            </table:table>
            <text:p text:style-name="P49"/>
          </table:table-cell>
        </table:table-row>
      </table:table>
      <text:p text:style-name="P36"/>
      <text:p text:style-name="P36"/>
      <text:p text:style-name="P31">DISCLAIMER</text:p>
      <text:p text:style-name="P36"/>
      <text:p text:style-name="P3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5">{d.disclaimer}</text:p>
          </table:table-cell>
        </table:table-row>
      </table:table>
      <text:p text:style-name="P41"/>
      <text:p text:style-name="P36"/>
      <text:p text:style-name="P36"/>
      <text:p text:style-name="P32">ACKNOWLEDGEMENT</text:p>
      <text:p text:style-name="P36"/>
      <text:p text:style-name="P3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6">{d.acknowledgement}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 text:c="4"/><text:span text:style-name="T1"><text:s/></text:span><text:span text:style-name="T2">{d.head_ia}</text:span></text:p>
      <text:p text:style-name="P33">Head of Internal Audit</text:p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end/>
            <text:index-entry-link-start text:style-name="Index_20_Link"/>
            <text:index-entry-link-end/>
            <text:index-entry-link-start text:style-name="Index_20_Link"/>
            <text:index-entry-chapter/>
            <text:index-entry-link-end/>
            <text:index-entry-link-start text:style-name="Index_20_Link"/>
            <text:index-entry-text/>
            <text:index-entry-link-end/>
            <text:index-entry-link-start text:style-name="Index_20_Link"/>
            <text:index-entry-link-end/>
            <text:index-entry-link-start text:style-name="Index_20_Link"/>
            <text:index-entry-link-end/>
            <text:index-entry-tab-stop style:type="right" style:leader-char="."/>
            <text:index-entry-link-start text:style-name="Index_20_Link"/>
            <text:index-entry-link-end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5356_1222640841" text:style-name="Index_20_Link" text:visited-style-name="Index_20_Link">List of Abbreviations</text:a><text:tab/><text:a xlink:type="simple" xlink:href="#__RefHeading___Toc5356_1222640841" text:style-name="Index_20_Link" text:visited-style-name="Index_20_Link">4</text:a></text:p>
          <text:p text:style-name="P1"><text:a xlink:type="simple" xlink:href="#__RefHeading___Toc749_3589101649" text:style-name="Index_20_Link" text:visited-style-name="Index_20_Link">Executive Summary</text:a><text:tab/><text:a xlink:type="simple" xlink:href="#__RefHeading___Toc749_3589101649" text:style-name="Index_20_Link" text:visited-style-name="Index_20_Link">5</text:a></text:p>
          <text:p text:style-name="P1"><text:a xlink:type="simple" xlink:href="#__RefHeading___Toc696_1585676836" text:style-name="Index_20_Link" text:visited-style-name="Index_20_Link">AUDIT BACKGROUND</text:a><text:tab/><text:a xlink:type="simple" xlink:href="#__RefHeading___Toc696_1585676836" text:style-name="Index_20_Link" text:visited-style-name="Index_20_Link">5</text:a></text:p>
          <text:p text:style-name="P1"><text:a xlink:type="simple" xlink:href="#__RefHeading___Toc698_1585676836" text:style-name="Index_20_Link" text:visited-style-name="Index_20_Link">INTRODUCTION</text:a><text:tab/><text:a xlink:type="simple" xlink:href="#__RefHeading___Toc698_1585676836" text:style-name="Index_20_Link" text:visited-style-name="Index_20_Link">5</text:a></text:p>
          <text:p text:style-name="P1"><text:a xlink:type="simple" xlink:href="#__RefHeading___Toc700_1585676836" text:style-name="Index_20_Link" text:visited-style-name="Index_20_Link">AUDIT OBJECTIVES</text:a><text:tab/><text:a xlink:type="simple" xlink:href="#__RefHeading___Toc700_1585676836" text:style-name="Index_20_Link" text:visited-style-name="Index_20_Link">5</text:a></text:p>
          <text:p text:style-name="P1"><text:a xlink:type="simple" xlink:href="#__RefHeading___Toc702_1585676836" text:style-name="Index_20_Link" text:visited-style-name="Index_20_Link">AUDIT SCOPE</text:a><text:tab/><text:a xlink:type="simple" xlink:href="#__RefHeading___Toc702_1585676836" text:style-name="Index_20_Link" text:visited-style-name="Index_20_Link">5</text:a></text:p>
          <text:p text:style-name="P1"><text:a xlink:type="simple" xlink:href="#__RefHeading___Toc704_1585676836" text:style-name="Index_20_Link" text:visited-style-name="Index_20_Link">AUDIT PROCESS AND METHODOLOGY</text:a><text:tab/><text:a xlink:type="simple" xlink:href="#__RefHeading___Toc704_1585676836" text:style-name="Index_20_Link" text:visited-style-name="Index_20_Link">6</text:a></text:p>
          <text:p text:style-name="P1"><text:a xlink:type="simple" xlink:href="#__RefHeading___Toc706_1585676836" text:style-name="Index_20_Link" text:visited-style-name="Index_20_Link">AUDIT FINDINGS</text:a><text:tab/><text:a xlink:type="simple" xlink:href="#__RefHeading___Toc706_1585676836" text:style-name="Index_20_Link" text:visited-style-name="Index_20_Link">6</text:a></text:p>
          <text:p text:style-name="P1"><text:a xlink:type="simple" xlink:href="#__RefHeading___Toc708_1585676836" text:style-name="Index_20_Link" text:visited-style-name="Index_20_Link">AUDIT CONCLUSION/OPINION</text:a><text:tab/><text:a xlink:type="simple" xlink:href="#__RefHeading___Toc708_1585676836" text:style-name="Index_20_Link" text:visited-style-name="Index_20_Link">6</text:a></text:p>
          <text:p text:style-name="P1"><text:a xlink:type="simple" xlink:href="#__RefHeading___Toc710_1585676836" text:style-name="Index_20_Link" text:visited-style-name="Index_20_Link">AUDIT CLOSING MEETING</text:a><text:tab/><text:a xlink:type="simple" xlink:href="#__RefHeading___Toc710_1585676836" text:style-name="Index_20_Link" text:visited-style-name="Index_20_Link">6</text:a></text:p>
        </text:index-body>
      </text:table-of-conten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51" text:outline-level="4"><text:bookmark-start text:name="__RefHeading___Toc5356_1222640841"/>List of Abbreviations<text:bookmark-end text:name="__RefHeading___Toc5356_12226408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bbreviation</text:p>
          </table:table-cell>
          <table:table-cell table:style-name="Table2.B1" office:value-type="string">
            <text:p text:style-name="P10">Full Form</text:p>
          </table:table-cell>
        </table:table-row>
        <table:table-row table:style-name="TableLine146006464">
          <table:table-cell table:style-name="Table2.A32" office:value-type="string">
            <text:p text:style-name="P10"/>
          </table:table-cell>
          <table:table-cell table:style-name="Table2.B2" office:value-type="string">
            <text:p text:style-name="P11"/>
          </table:table-cell>
        </table:table-row>
        <table:table-row table:style-name="TableLine122441584"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11"/>
          </table:table-cell>
        </table:table-row>
        <table:table-row table:style-name="TableLine122002512">
          <table:table-cell table:style-name="Table2.A32" office:value-type="string">
            <text:p text:style-name="P11"/>
          </table:table-cell>
          <table:table-cell table:style-name="Table2.B4" office:value-type="string">
            <text:p text:style-name="P11"/>
          </table:table-cell>
        </table:table-row>
        <table:table-row table:style-name="TableLine34655472">
          <table:table-cell table:style-name="Table2.A32" office:value-type="string">
            <text:p text:style-name="P11"/>
          </table:table-cell>
          <table:table-cell table:style-name="Table2.B5" office:value-type="string">
            <text:p text:style-name="P11"/>
          </table:table-cell>
        </table:table-row>
        <table:table-row table:style-name="TableLine142443520">
          <table:table-cell table:style-name="Table2.A32" office:value-type="string">
            <text:p text:style-name="P11"/>
          </table:table-cell>
          <table:table-cell table:style-name="Table2.B6" office:value-type="string">
            <text:p text:style-name="P11"/>
          </table:table-cell>
        </table:table-row>
        <table:table-row table:style-name="TableLine138866688">
          <table:table-cell table:style-name="Table2.A32" office:value-type="string">
            <text:p text:style-name="P11"/>
          </table:table-cell>
          <table:table-cell table:style-name="Table2.B7" office:value-type="string">
            <text:p text:style-name="P11"/>
          </table:table-cell>
        </table:table-row>
        <table:table-row table:style-name="TableLine149982496">
          <table:table-cell table:style-name="Table2.A32" office:value-type="string">
            <text:p text:style-name="P11"/>
          </table:table-cell>
          <table:table-cell table:style-name="Table2.B8" office:value-type="string">
            <text:p text:style-name="P11"/>
          </table:table-cell>
        </table:table-row>
        <table:table-row table:style-name="TableLine40874736">
          <table:table-cell table:style-name="Table2.A32" office:value-type="string">
            <text:p text:style-name="P11"/>
          </table:table-cell>
          <table:table-cell table:style-name="Table2.B9" office:value-type="string">
            <text:p text:style-name="P11"/>
          </table:table-cell>
        </table:table-row>
        <table:table-row table:style-name="TableLine150383088">
          <table:table-cell table:style-name="Table2.A32" office:value-type="string">
            <text:p text:style-name="P11"/>
          </table:table-cell>
          <table:table-cell table:style-name="Table2.B10" office:value-type="string">
            <text:p text:style-name="P11"/>
          </table:table-cell>
        </table:table-row>
        <table:table-row table:style-name="TableLine139011840">
          <table:table-cell table:style-name="Table2.A32" office:value-type="string">
            <text:p text:style-name="P11"/>
          </table:table-cell>
          <table:table-cell table:style-name="Table2.B11" office:value-type="string">
            <text:p text:style-name="P11"/>
          </table:table-cell>
        </table:table-row>
        <table:table-row table:style-name="TableLine95746624">
          <table:table-cell table:style-name="Table2.A32" office:value-type="string">
            <text:p text:style-name="P11"/>
          </table:table-cell>
          <table:table-cell table:style-name="Table2.B12" office:value-type="string">
            <text:p text:style-name="P11"/>
          </table:table-cell>
        </table:table-row>
        <table:table-row table:style-name="TableLine120640096">
          <table:table-cell table:style-name="Table2.A32" office:value-type="string">
            <text:p text:style-name="P11"/>
          </table:table-cell>
          <table:table-cell table:style-name="Table2.B13" office:value-type="string">
            <text:p text:style-name="P11"/>
          </table:table-cell>
        </table:table-row>
        <table:table-row table:style-name="TableLine99062512">
          <table:table-cell table:style-name="Table2.A32" office:value-type="string">
            <text:p text:style-name="P11"/>
          </table:table-cell>
          <table:table-cell table:style-name="Table2.B14" office:value-type="string">
            <text:p text:style-name="P11"/>
          </table:table-cell>
        </table:table-row>
        <table:table-row table:style-name="TableLine146322304">
          <table:table-cell table:style-name="Table2.A32" office:value-type="string">
            <text:p text:style-name="P11"/>
          </table:table-cell>
          <table:table-cell table:style-name="Table2.B15" office:value-type="string">
            <text:p text:style-name="P11"/>
          </table:table-cell>
        </table:table-row>
        <table:table-row table:style-name="TableLine153713664">
          <table:table-cell table:style-name="Table2.A32" office:value-type="string">
            <text:p text:style-name="P11"/>
          </table:table-cell>
          <table:table-cell table:style-name="Table2.B16" office:value-type="string">
            <text:p text:style-name="P11"/>
          </table:table-cell>
        </table:table-row>
        <table:table-row table:style-name="TableLine120455216">
          <table:table-cell table:style-name="Table2.A32" office:value-type="string">
            <text:p text:style-name="P11"/>
          </table:table-cell>
          <table:table-cell table:style-name="Table2.B17" office:value-type="string">
            <text:p text:style-name="P11"/>
          </table:table-cell>
        </table:table-row>
        <table:table-row table:style-name="TableLine153155664">
          <table:table-cell table:style-name="Table2.A32" office:value-type="string">
            <text:p text:style-name="P11"/>
          </table:table-cell>
          <table:table-cell table:style-name="Table2.B18" office:value-type="string">
            <text:p text:style-name="P11"/>
          </table:table-cell>
        </table:table-row>
        <table:table-row table:style-name="TableLine132440064">
          <table:table-cell table:style-name="Table2.A32" office:value-type="string">
            <text:p text:style-name="P11"/>
          </table:table-cell>
          <table:table-cell table:style-name="Table2.B19" office:value-type="string">
            <text:p text:style-name="P11"/>
          </table:table-cell>
        </table:table-row>
        <table:table-row table:style-name="TableLine139039984">
          <table:table-cell table:style-name="Table2.A32" office:value-type="string">
            <text:p text:style-name="P11"/>
          </table:table-cell>
          <table:table-cell table:style-name="Table2.B20" office:value-type="string">
            <text:p text:style-name="P11"/>
          </table:table-cell>
        </table:table-row>
        <table:table-row table:style-name="TableLine118151168">
          <table:table-cell table:style-name="Table2.A32" office:value-type="string">
            <text:p text:style-name="P11"/>
          </table:table-cell>
          <table:table-cell table:style-name="Table2.B21" office:value-type="string">
            <text:p text:style-name="P11"/>
          </table:table-cell>
        </table:table-row>
        <table:table-row table:style-name="TableLine149391456">
          <table:table-cell table:style-name="Table2.A32" office:value-type="string">
            <text:p text:style-name="P11"/>
          </table:table-cell>
          <table:table-cell table:style-name="Table2.B22" office:value-type="string">
            <text:p text:style-name="P11"/>
          </table:table-cell>
        </table:table-row>
        <table:table-row table:style-name="TableLine116436720">
          <table:table-cell table:style-name="Table2.A32" office:value-type="string">
            <text:p text:style-name="P11"/>
          </table:table-cell>
          <table:table-cell table:style-name="Table2.B23" office:value-type="string">
            <text:p text:style-name="P11"/>
          </table:table-cell>
        </table:table-row>
        <table:table-row table:style-name="TableLine148455856">
          <table:table-cell table:style-name="Table2.A32" office:value-type="string">
            <text:p text:style-name="P11"/>
          </table:table-cell>
          <table:table-cell table:style-name="Table2.B24" office:value-type="string">
            <text:p text:style-name="P11"/>
          </table:table-cell>
        </table:table-row>
        <table:table-row table:style-name="TableLine145096416">
          <table:table-cell table:style-name="Table2.A32" office:value-type="string">
            <text:p text:style-name="P11"/>
          </table:table-cell>
          <table:table-cell table:style-name="Table2.B25" office:value-type="string">
            <text:p text:style-name="P11"/>
          </table:table-cell>
        </table:table-row>
        <table:table-row table:style-name="TableLine153384032">
          <table:table-cell table:style-name="Table2.A32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 table:style-name="TableLine41969728">
          <table:table-cell table:style-name="Table2.A32" office:value-type="string">
            <text:p text:style-name="P11"/>
          </table:table-cell>
          <table:table-cell table:style-name="Table2.B27" office:value-type="string">
            <text:p text:style-name="P11"/>
          </table:table-cell>
        </table:table-row>
        <table:table-row table:style-name="TableLine132670800">
          <table:table-cell table:style-name="Table2.A32" office:value-type="string">
            <text:p text:style-name="P11"/>
          </table:table-cell>
          <table:table-cell table:style-name="Table2.B28" office:value-type="string">
            <text:p text:style-name="P11"/>
          </table:table-cell>
        </table:table-row>
        <table:table-row table:style-name="TableLine99535536">
          <table:table-cell table:style-name="Table2.A32" office:value-type="string">
            <text:p text:style-name="P11"/>
          </table:table-cell>
          <table:table-cell table:style-name="Table2.B29" office:value-type="string">
            <text:p text:style-name="P11"/>
          </table:table-cell>
        </table:table-row>
        <table:table-row table:style-name="TableLine126797552">
          <table:table-cell table:style-name="Table2.A32" office:value-type="string">
            <text:p text:style-name="P11"/>
          </table:table-cell>
          <table:table-cell table:style-name="Table2.B30" office:value-type="string">
            <text:p text:style-name="P11"/>
          </table:table-cell>
        </table:table-row>
        <table:table-row table:style-name="TableLine151991488">
          <table:table-cell table:style-name="Table2.A32" office:value-type="string">
            <text:p text:style-name="P11"/>
          </table:table-cell>
          <table:table-cell table:style-name="Table2.B31" office:value-type="string">
            <text:p text:style-name="P11"/>
          </table:table-cell>
        </table:table-row>
        <table:table-row table:style-name="TableLine151634800">
          <table:table-cell table:style-name="Table2.A32" office:value-type="string">
            <text:p text:style-name="P11"/>
          </table:table-cell>
          <table:table-cell table:style-name="Table2.B32" office:value-type="string">
            <text:p text:style-name="P11"/>
          </table:table-cell>
        </table:table-row>
        <table:table-row table:style-name="TableLine100521712">
          <table:table-cell table:style-name="Table2.A35" office:value-type="string">
            <text:p text:style-name="P11"/>
          </table:table-cell>
          <table:table-cell table:style-name="Table2.B33" office:value-type="string">
            <text:p text:style-name="P11"/>
          </table:table-cell>
        </table:table-row>
        <table:table-row table:style-name="TableLine121138176">
          <table:table-cell table:style-name="Table2.A35" office:value-type="string">
            <text:p text:style-name="P11"/>
          </table:table-cell>
          <table:table-cell table:style-name="Table2.B34" office:value-type="string">
            <text:p text:style-name="P11"/>
          </table:table-cell>
        </table:table-row>
        <table:table-row table:style-name="TableLine150849168">
          <table:table-cell table:style-name="Table2.A35" office:value-type="string">
            <text:p text:style-name="P12"/>
          </table:table-cell>
          <table:table-cell table:style-name="Table2.B35" office:value-type="string">
            <text:p text:style-name="P11"/>
          </table:table-cell>
        </table:table-row>
        <table:table-row table:style-name="TableLine130178768">
          <table:table-cell table:style-name="Table2.A36" office:value-type="string">
            <text:p text:style-name="P11"/>
          </table:table-cell>
          <table:table-cell table:style-name="Table2.B36" office:value-type="string">
            <text:p text:style-name="P11"/>
          </table:table-cell>
        </table:table-row>
      </table:table>
      <text:h text:style-name="P52" text:outline-level="4"><text:soft-page-break/></text:h>
      <text:h text:style-name="P52" text:outline-level="4"><text:bookmark-start text:name="__RefHeading___Toc111_2249331002"/>EXECUTIVE SUMMARY<text:bookmark-end text:name="__RefHeading___Toc111_2249331002"/></text:h>
      <table:table table:name="Table3" table:style-name="Table3">
        <table:table-column table:style-name="Table3.A"/>
        <table:table-row table:style-name="TableLine112476160">
          <table:table-cell table:style-name="Table3.A1" office:value-type="string">
            <text:p text:style-name="P48"/>
            <text:p text:style-name="P48"/>
            <table:table table:name="Table19" table:style-name="Table19">
              <table:table-column table:style-name="Table19.A"/>
              <table:table-column table:style-name="Table19.B"/>
              <table:table-row table:style-name="TableLine121581056">
                <table:table-cell table:style-name="Table19.A1" office:value-type="string">
                  <text:p text:style-name="P50">Authority <text:span text:style-name="T3">f</text:span>or the audit <text:s text:c="51"/>:</text:p>
                </table:table-cell>
                <table:table-cell table:style-name="Table19.B1" office:value-type="string">
                  <text:p text:style-name="P48"><text:span text:style-name="T4">{d.exec_summary</text:span><text:span text:style-name="T5">.Authority_for_the_audit</text:span><text:span text:style-name="T4">}</text:span></text:p>
                </table:table-cell>
              </table:table-row>
              <table:table-row table:style-name="TableLine120537088">
                <table:table-cell table:style-name="Table19.A2" office:value-type="string">
                  <text:p text:style-name="P50">Dates when he audit was conducted <text:s text:c="30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Dates_when_the_audit_was_conducted </text:span><text:span text:style-name="T4">}</text:span></text:p>
                </table:table-cell>
              </table:table-row>
              <table:table-row table:style-name="TableLine145793024">
                <table:table-cell table:style-name="Table19.A2" office:value-type="string">
                  <text:p text:style-name="P50">Audit period <text:s text:c="68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Audit_period</text:span><text:span text:style-name="T4">}</text:span></text:p>
                </table:table-cell>
              </table:table-row>
              <table:table-row table:style-name="TableLine147954176">
                <table:table-cell table:style-name="Table19.A2" office:value-type="string">
                  <text:p text:style-name="P50">Audit objectives <text:s text:c="62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Audit_objectives</text:span><text:span text:style-name="T4">}</text:span></text:p>
                </table:table-cell>
              </table:table-row>
              <table:table-row table:style-name="TableLine95151488">
                <table:table-cell table:style-name="Table19.A2" office:value-type="string">
                  <text:p text:style-name="P50">Audit scope <text:s text:c="70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Audit_scope</text:span><text:span text:style-name="T4">}</text:span></text:p>
                </table:table-cell>
              </table:table-row>
              <table:table-row table:style-name="TableLine34962672">
                <table:table-cell table:style-name="Table19.A2" office:value-type="string">
                  <text:p text:style-name="P50">Audit conclusion/opinion <text:s text:c="47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Audit_conclusion/_opinion</text:span><text:span text:style-name="T4">}</text:span></text:p>
                </table:table-cell>
              </table:table-row>
              <table:table-row table:style-name="TableLine119501200">
                <table:table-cell table:style-name="Table19.A2" office:value-type="string">
                  <text:p text:style-name="P50">Key <text:span text:style-name="T6">f</text:span>indings <text:s text:c="68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Key_findings</text:span><text:span text:style-name="T4">}</text:span></text:p>
                </table:table-cell>
              </table:table-row>
              <table:table-row table:style-name="TableLine142272608">
                <table:table-cell table:style-name="Table19.A2" office:value-type="string">
                  <text:p text:style-name="P50">Key recommendations <text:s text:c="52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Key_recommendations </text:span><text:span text:style-name="T4">}</text:span></text:p>
                </table:table-cell>
              </table:table-row>
              <table:table-row table:style-name="TableLine146346688">
                <table:table-cell table:style-name="Table19.A2" office:value-type="string">
                  <text:p text:style-name="P50">Tabulation of agreed action plan <text:s text:c="35"/>:</text:p>
                </table:table-cell>
                <table:table-cell table:style-name="Table19.B2" office:value-type="string">
                  <text:p text:style-name="P48"><text:span text:style-name="T4">{d.exec_summary</text:span><text:span text:style-name="T5">.Tabulation_of_agreed_action_plan</text:span><text:span text:style-name="T4">}</text:span></text:p>
                </table:table-cell>
              </table:table-row>
            </table:table>
            <text:p text:style-name="P48"/>
            <text:p text:style-name="P48"/>
            <text:p text:style-name="P48"/>
          </table:table-cell>
        </table:table-row>
      </table:table>
      <text:p text:style-name="P34"/>
      <text:p text:style-name="P4"><text:bookmark-start text:name="__RefHeading___Toc749_3589101649"/><text:bookmark-end text:name="__RefHeading___Toc749_3589101649"/></text:p>
      <text:p text:style-name="P6"/>
      <text:h text:style-name="P52" text:outline-level="4"><text:bookmark-start text:name="__RefHeading___Toc696_1585676836"/>AUDIT BACKGROUND<text:bookmark-end text:name="__RefHeading___Toc696_1585676836"/></text:h>
      <text:p text:style-name="P6"/>
      <text:h text:style-name="P52" text:outline-level="4"><text:bookmark-start text:name="__RefHeading___Toc698_1585676836"/>INTRODUCTION<text:bookmark-end text:name="__RefHeading___Toc698_1585676836"/></text:h>
      <text:p text:style-name="P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p text:style-name="P13">Authority of the Audit</text:p>
          </table:table-cell>
          <table:table-cell table:style-name="Table4.A1" office:value-type="string">
            <text:p text:style-name="P13">Office that conducted the audit</text:p>
          </table:table-cell>
          <table:table-cell table:style-name="Table4.A1" office:value-type="string">
            <text:p text:style-name="P13">Audit Start Date</text:p>
          </table:table-cell>
          <table:table-cell table:style-name="Table4.A1" office:value-type="string">
            <text:p text:style-name="P15">Audit End Date</text:p>
          </table:table-cell>
          <table:table-cell table:style-name="Table4.E1" office:value-type="string">
            <text:p text:style-name="P13">Background information of the Audit</text:p>
          </table:table-cell>
        </table:table-row>
        <table:table-row table:style-name="TableLine132204880">
          <table:table-cell table:style-name="Table4.A2" office:value-type="string">
            <text:p text:style-name="P15">{d.audit_backgrnd.audit_authority}</text:p>
          </table:table-cell>
          <table:table-cell table:style-name="Table4.B2" office:value-type="string">
            <text:p text:style-name="P15">{d.audit_backgrnd.office_conducted_audit}</text:p>
          </table:table-cell>
          <table:table-cell table:style-name="Table4.C2" office:value-type="string">
            <text:p text:style-name="P15">{d.audit_backgrnd.audit_start_date}</text:p>
          </table:table-cell>
          <table:table-cell table:style-name="Table4.D2" office:value-type="string">
            <text:p text:style-name="P15">{d.audit_backgrnd.audit_end_date}</text:p>
          </table:table-cell>
          <table:table-cell table:style-name="Table4.E2" office:value-type="string">
            <text:p text:style-name="P15">{d.audit_backgrnd.background_info}</text:p>
          </table:table-cell>
        </table:table-row>
      </table:table>
      <text:p text:style-name="P6"/>
      <text:p text:style-name="P6"/>
      <text:h text:style-name="P52" text:outline-level="4"><text:bookmark-start text:name="__RefHeading___Toc700_1585676836"/>AUDIT OBJECTIVES<text:bookmark-end text:name="__RefHeading___Toc700_1585676836"/></text:h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S.No.</text:p>
          </table:table-cell>
          <table:table-cell table:style-name="Table5.B1" office:value-type="string">
            <text:p text:style-name="P13">Objectives</text:p>
          </table:table-cell>
        </table:table-row>
        <table:table-row table:style-name="TableLine128486400">
          <table:table-cell table:style-name="Table5.A3" office:value-type="string">
            <text:p text:style-name="P16">{d.objectives[i].sno}</text:p>
          </table:table-cell>
          <table:table-cell table:style-name="Table5.B3" office:value-type="string">
            <text:p text:style-name="P16">{d.objectives[i].objective}</text:p>
          </table:table-cell>
        </table:table-row>
        <table:table-row table:style-name="TableLine143491632">
          <table:table-cell table:style-name="Table5.A3" office:value-type="string">
            <text:p text:style-name="P16">{d.objectives[i+1].sno}</text:p>
          </table:table-cell>
          <table:table-cell table:style-name="Table5.B3" office:value-type="string">
            <text:p text:style-name="P16">{d.objectives[i+1].objective}</text:p>
          </table:table-cell>
        </table:table-row>
      </table:table>
      <text:p text:style-name="P5"/>
      <text:p text:style-name="P5"/>
      <text:h text:style-name="P52" text:outline-level="4"><text:bookmark-start text:name="__RefHeading___Toc702_1585676836"/>AUDIT SCOPE<text:bookmark-end text:name="__RefHeading___Toc702_1585676836"/></text:h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Scope of Work:</text:p>
          </table:table-cell>
          <table:table-cell table:style-name="Table6.B1" office:value-type="string">
            <text:p text:style-name="P19">{d.audit_scope}</text:p>
          </table:table-cell>
        </table:table-row>
        <table:table-row table:style-name="Table6.2">
          <table:table-cell table:style-name="Table6.A2" office:value-type="string">
            <text:p text:style-name="P17">Limitation of Scope:</text:p>
          </table:table-cell>
          <table:table-cell table:style-name="Table6.B2" office:value-type="string">
            <text:p text:style-name="P19">{d.audit_scope_limitation}</text:p>
          </table:table-cell>
        </table:table-row>
      </table:table>
      <text:p text:style-name="P8"><text:soft-page-break/></text:p>
      <text:p text:style-name="P9">Sample Details:</text:p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8">S.No.</text:p>
          </table:table-cell>
          <table:table-cell table:style-name="Table12.A1" office:value-type="string">
            <text:p text:style-name="P18">Audit Procedures</text:p>
          </table:table-cell>
          <table:table-cell table:style-name="Table12.A1" office:value-type="string">
            <text:p text:style-name="P11"><text:s/><text:span text:style-name="T7">Type of Audit Test</text:span></text:p>
          </table:table-cell>
          <table:table-cell table:style-name="Table12.A1" office:value-type="string">
            <text:p text:style-name="P18">Population Size</text:p>
          </table:table-cell>
          <table:table-cell table:style-name="Table12.A1" office:value-type="string">
            <text:p text:style-name="P18">Sample Size</text:p>
          </table:table-cell>
          <table:table-cell table:style-name="Table12.F1" office:value-type="string">
            <text:p text:style-name="P18">Information Source</text:p>
          </table:table-cell>
        </table:table-row>
        <table:table-row table:style-name="TableLine137337136">
          <table:table-cell table:style-name="Table12.A3" office:value-type="string">
            <text:p text:style-name="P20">{d.sampl<text:span text:style-name="T8">e</text:span>_detail<text:span text:style-name="T8">s</text:span>[i].sno}</text:p>
          </table:table-cell>
          <table:table-cell table:style-name="Table12.B3" office:value-type="string">
            <text:p text:style-name="P20">{d.sample_details[i].audit_procedure}</text:p>
          </table:table-cell>
          <table:table-cell table:style-name="Table12.C2" office:value-type="string">
            <text:p text:style-name="P20">{d.sample_details[i].type_of_test}</text:p>
          </table:table-cell>
          <table:table-cell table:style-name="Table12.D3" office:value-type="string">
            <text:p text:style-name="P20">{d.sample_details[i].population_size}</text:p>
          </table:table-cell>
          <table:table-cell table:style-name="Table12.E3" office:value-type="string">
            <text:p text:style-name="P20">{d.sample_details[i].sample_size}</text:p>
          </table:table-cell>
          <table:table-cell table:style-name="Table12.F2" office:value-type="string">
            <text:p text:style-name="P20">{d.sample_details[i].information_source}</text:p>
          </table:table-cell>
        </table:table-row>
        <table:table-row table:style-name="TableLine147845040">
          <table:table-cell table:style-name="Table12.A3" office:value-type="string">
            <text:p text:style-name="P20">{d.sample_detail<text:span text:style-name="T8">s</text:span>[i+1].sno}</text:p>
          </table:table-cell>
          <table:table-cell table:style-name="Table12.B3" office:value-type="string">
            <text:p text:style-name="P20">{d.sample_details[i+1].audit_procedure}</text:p>
          </table:table-cell>
          <table:table-cell table:style-name="Table12.C3" office:value-type="string">
            <text:p text:style-name="P20">{d.sample_details[i+1].type_of_test}</text:p>
          </table:table-cell>
          <table:table-cell table:style-name="Table12.D3" office:value-type="string">
            <text:p text:style-name="P20">{d.sample_details[i<text:span text:style-name="T9">+1</text:span>].population_size}</text:p>
          </table:table-cell>
          <table:table-cell table:style-name="Table12.E3" office:value-type="string">
            <text:p text:style-name="P20">{d.sample_details[i<text:span text:style-name="T10">+1</text:span>].sample_size}</text:p>
          </table:table-cell>
          <table:table-cell table:style-name="Table12.F3" office:value-type="string">
            <text:p text:style-name="P20">{d.sample_details[i<text:span text:style-name="T11">+1</text:span>].information_source}</text:p>
          </table:table-cell>
        </table:table-row>
      </table:table>
      <text:p text:style-name="P5"/>
      <text:h text:style-name="P53" text:outline-level="4"/>
      <text:h text:style-name="P52" text:outline-level="4"><text:bookmark-start text:name="__RefHeading___Toc704_1585676836"/>AUDIT PROCESS AND METHODOLOGY<text:bookmark-end text:name="__RefHeading___Toc704_1585676836"/></text:h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1">Audit Process:</text:p>
          </table:table-cell>
          <table:table-cell table:style-name="Table7.B1" office:value-type="string">
            <text:p text:style-name="P22">{d.process_method.audit_process}</text:p>
          </table:table-cell>
        </table:table-row>
        <table:table-row table:style-name="Table7.1">
          <table:table-cell table:style-name="Table7.A2" office:value-type="string">
            <text:p text:style-name="P21">Benchmark/Criteria used for the <text:s/>Audit:</text:p>
          </table:table-cell>
          <table:table-cell table:style-name="Table7.B2" office:value-type="string">
            <text:p text:style-name="P22">{d.process_method.benchmark_criteria}</text:p>
          </table:table-cell>
        </table:table-row>
        <table:table-row table:style-name="Table7.3">
          <table:table-cell table:style-name="Table7.A2" office:value-type="string">
            <text:p text:style-name="P21">Audit Methodology:</text:p>
          </table:table-cell>
          <table:table-cell table:style-name="Table7.B2" office:value-type="string">
            <text:p text:style-name="P22">{d.process_method.audit_methodology}</text:p>
          </table:table-cell>
        </table:table-row>
      </table:table>
      <text:p text:style-name="P40">Audit Conclusion guidelines:</text:p>
      <text:p text:style-name="P40"/>
      <table:table table:name="Table17" table:style-name="Table17">
        <table:table-column table:style-name="Table17.A" table:number-columns-repeated="5"/>
        <table:table-row table:style-name="TableLine150918144">
          <table:table-cell table:style-name="Table17.A1" office:value-type="string">
            <text:p text:style-name="P38">Objective</text:p>
          </table:table-cell>
          <table:table-cell table:style-name="Table17.A1" office:value-type="string">
            <text:p text:style-name="P39">Start Range</text:p>
          </table:table-cell>
          <table:table-cell table:style-name="Table17.A1" office:value-type="string">
            <text:p text:style-name="P39">End Range</text:p>
          </table:table-cell>
          <table:table-cell table:style-name="Table17.A1" office:value-type="string">
            <text:p text:style-name="P39">Conclusion/Opinion</text:p>
          </table:table-cell>
          <table:table-cell table:style-name="Table17.E1" office:value-type="string">
            <text:p text:style-name="P39">Description</text:p>
          </table:table-cell>
        </table:table-row>
        <table:table-row table:style-name="TableLine124726704">
          <table:table-cell table:style-name="Table17.D3" office:value-type="string">
            <text:p text:style-name="P38">{d.process_method.audit_conclusion_guideline[i].objective}</text:p>
          </table:table-cell>
          <table:table-cell table:style-name="Table17.D3" office:value-type="string">
            <text:p text:style-name="P39">{d.process_method.audit_conclusion_guideline[i].start_range}</text:p>
          </table:table-cell>
          <table:table-cell table:style-name="Table17.D3" office:value-type="string">
            <text:p text:style-name="P39">{d.process_method.audit_conclusion_guideline[i].end_range}</text:p>
          </table:table-cell>
          <table:table-cell table:style-name="Table17.D3" office:value-type="string">
            <text:p text:style-name="P39">{d.process_method.audit_conclusion_guideline[i].conclusion}</text:p>
          </table:table-cell>
          <table:table-cell table:style-name="Table17.E3" office:value-type="string">
            <text:p text:style-name="P39">{d.process_method.audit_conclusion_guideline[i].description}</text:p>
          </table:table-cell>
        </table:table-row>
        <table:table-row table:style-name="TableLine41775296">
          <table:table-cell table:style-name="Table17.D3" office:value-type="string">
            <text:p text:style-name="P38">{d.process_method.audit_conclusion_guideline[i+1].objective}</text:p>
          </table:table-cell>
          <table:table-cell table:style-name="Table17.D3" office:value-type="string">
            <text:p text:style-name="P39">{d.process_method.audit_conclusion_guideline[i+1].start_range}</text:p>
          </table:table-cell>
          <table:table-cell table:style-name="Table17.D3" office:value-type="string">
            <text:p text:style-name="P39">{d.process_method.audit_conclusion_guideline[i+1].end_range}</text:p>
          </table:table-cell>
          <table:table-cell table:style-name="Table17.D3" office:value-type="string">
            <text:p text:style-name="P39">{d.process_method.audit_conclusion_guideline[i+1].conclusion}</text:p>
          </table:table-cell>
          <table:table-cell table:style-name="Table17.E3" office:value-type="string">
            <text:p text:style-name="P39">{d.process_method.audit_conclusion_guideline[i+1].description}</text:p>
          </table:table-cell>
        </table:table-row>
      </table:table>
      <text:p text:style-name="P29"/>
      <text:p text:style-name="P5"/>
      <text:p text:style-name="P5"/>
      <text:p text:style-name="P5"/>
      <text:h text:style-name="P52" text:outline-level="4"><text:bookmark-start text:name="__RefHeading___Toc706_1585676836"/>AUDIT FINDINGS<text:bookmark-end text:name="__RefHeading___Toc706_1585676836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23">S.No.</text:p>
          </table:table-cell>
          <table:table-cell table:style-name="Table8.A1" office:value-type="string">
            <text:p text:style-name="P23"><text:span text:style-name="T12">Audit </text:span>Finding Title</text:p>
          </table:table-cell>
          <table:table-cell table:style-name="Table8.A1" office:value-type="string">
            <text:p text:style-name="P23">Criteria</text:p>
          </table:table-cell>
          <table:table-cell table:style-name="Table8.A1" office:value-type="string">
            <text:p text:style-name="P24">Implication</text:p>
          </table:table-cell>
          <table:table-cell table:style-name="Table8.A1" office:value-type="string">
            <text:p text:style-name="P24">Observation</text:p>
          </table:table-cell>
          <table:table-cell table:style-name="Table8.A1" office:value-type="string">
            <text:p text:style-name="P24">Recommendations</text:p>
          </table:table-cell>
          <table:table-cell table:style-name="Table8.A1" office:value-type="string">
            <text:p text:style-name="P24">Agreed Action Plan</text:p>
          </table:table-cell>
          <table:table-cell table:style-name="Table8.A1" office:value-type="string">
            <text:p text:style-name="P24">Management Response</text:p>
          </table:table-cell>
          <table:table-cell table:style-name="Table8.I1" office:value-type="string">
            <text:p text:style-name="P24">Risk Rating</text:p>
          </table:table-cell>
        </table:table-row>
        <text:soft-page-break/>
        <table:table-row table:style-name="TableLine120579776">
          <table:table-cell table:style-name="Table8.A3" office:value-type="string">
            <text:p text:style-name="P25">{d.finding[i].sno}</text:p>
          </table:table-cell>
          <table:table-cell table:style-name="Table8.B3" office:value-type="string">
            <text:p text:style-name="P25">{d.finding[i].title}</text:p>
          </table:table-cell>
          <table:table-cell table:style-name="Table8.C3" office:value-type="string">
            <text:p text:style-name="P25">{d.finding[i].criteria}</text:p>
          </table:table-cell>
          <table:table-cell table:style-name="Table8.E3" office:value-type="string">
            <text:p text:style-name="P25">{d.finding[i].implication}</text:p>
          </table:table-cell>
          <table:table-cell table:style-name="Table8.E3" office:value-type="string">
            <text:p text:style-name="P25">{d.finding[i].observation}</text:p>
          </table:table-cell>
          <table:table-cell table:style-name="Table8.F3" office:value-type="string">
            <text:p text:style-name="P25">{d.finding[i].recommendation}</text:p>
          </table:table-cell>
          <table:table-cell table:style-name="Table8.G3" office:value-type="string">
            <text:p text:style-name="P25">{d.finding[i].action}</text:p>
          </table:table-cell>
          <table:table-cell table:style-name="Table8.H3" office:value-type="string">
            <text:p text:style-name="P25">{d.finding[i].mngmt_response}</text:p>
          </table:table-cell>
          <table:table-cell table:style-name="Table8.I3" office:value-type="string">
            <text:p text:style-name="P25">{d.finding[i].risk_rating}</text:p>
          </table:table-cell>
        </table:table-row>
        <table:table-row table:style-name="TableLine148134464">
          <table:table-cell table:style-name="Table8.A3" office:value-type="string">
            <text:p text:style-name="P25">{d.finding[i+1].sno}</text:p>
          </table:table-cell>
          <table:table-cell table:style-name="Table8.B3" office:value-type="string">
            <text:p text:style-name="P25">{d.finding[i+1].finding_title}</text:p>
          </table:table-cell>
          <table:table-cell table:style-name="Table8.C3" office:value-type="string">
            <text:p text:style-name="P25">{d.finding[i+1].criteria}</text:p>
          </table:table-cell>
          <table:table-cell table:style-name="Table8.E3" office:value-type="string">
            <text:p text:style-name="P25">{d.finding[i+1].implication}</text:p>
          </table:table-cell>
          <table:table-cell table:style-name="Table8.E3" office:value-type="string">
            <text:p text:style-name="P25">{d.finding[i+1].observation}</text:p>
          </table:table-cell>
          <table:table-cell table:style-name="Table8.F3" office:value-type="string">
            <text:p text:style-name="P25">{d.finding[i+1].recommendations}</text:p>
          </table:table-cell>
          <table:table-cell table:style-name="Table8.G3" office:value-type="string">
            <text:p text:style-name="P25">{d.finding[i+1].action}</text:p>
          </table:table-cell>
          <table:table-cell table:style-name="Table8.H3" office:value-type="string">
            <text:p text:style-name="P25">{d.finding[i+1].mngmt_resp}</text:p>
          </table:table-cell>
          <table:table-cell table:style-name="Table8.I3" office:value-type="string">
            <text:p text:style-name="P25">{d.finding[i+1].risk_rating}</text:p>
          </table:table-cell>
        </table:table-row>
      </table:table>
      <text:p text:style-name="P5"/>
      <text:p text:style-name="P5"/>
      <text:p text:style-name="P5"/>
      <text:h text:style-name="P52" text:outline-level="4"><text:bookmark-start text:name="__RefHeading___Toc708_1585676836"/>AUDIT CONCLUSION/OPINION<text:bookmark-end text:name="__RefHeading___Toc708_1585676836"/></text:h>
      <text:p text:style-name="P5"/>
      <table:table table:name="Table9" table:style-name="Table9">
        <table:table-column table:style-name="Table9.A"/>
        <table:table-row table:style-name="TableLine121539440">
          <table:table-cell table:style-name="Table9.A1" office:value-type="string">
            <text:p text:style-name="P28">{d.conc_openion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h text:style-name="P52" text:outline-level="4"><text:bookmark-start text:name="__RefHeading___Toc710_1585676836"/>AUDIT CLOSING MEETING<text:bookmark-end text:name="__RefHeading___Toc710_1585676836"/></text:h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Meeting Date:</text:p>
          </table:table-cell>
          <table:table-cell table:style-name="Table10.B1" office:value-type="string">
            <text:p text:style-name="P26">{d.meeting}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">S.No.</text:p>
          </table:table-cell>
          <table:table-cell table:style-name="Table11.B1" office:value-type="string">
            <text:p text:style-name="P27">Participant</text:p>
          </table:table-cell>
        </table:table-row>
        <table:table-row table:style-name="TableLine101014256">
          <table:table-cell table:style-name="Table11.A3" office:value-type="string">
            <text:p text:style-name="P25">{d.participants[i].sno}</text:p>
          </table:table-cell>
          <table:table-cell table:style-name="Table11.B3" office:value-type="string">
            <text:p text:style-name="P25">{d.participants[i].participant_name}</text:p>
          </table:table-cell>
        </table:table-row>
        <table:table-row table:style-name="TableLine148651472">
          <table:table-cell table:style-name="Table11.A3" office:value-type="string">
            <text:p text:style-name="P25">{d.participants[i<text:span text:style-name="T13">+</text:span>1].sno}</text:p>
          </table:table-cell>
          <table:table-cell table:style-name="Table11.B3" office:value-type="string">
            <text:p text:style-name="P25">{d.participants[i+1].participant_name}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21T19:18:39.047278759</meta:creation-date>
    <dc:date>2022-01-21T21:17:34.468909231</dc:date>
    <meta:editing-duration>PT55M12S</meta:editing-duration>
    <meta:editing-cycles>16</meta:editing-cycles>
    <meta:generator>LibreOffice/7.2.4.1$Linux_X86_64 LibreOffice_project/27d75539669ac387bb498e35313b970b7fe9c4f9</meta:generator>
    <meta:document-statistic meta:table-count="18" meta:image-count="0" meta:object-count="0" meta:page-count="7" meta:paragraph-count="161" meta:word-count="289" meta:character-count="4514" meta:non-whitespace-character-count="3768"/>
  </office:meta>
</office:document-meta>
</file>